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0146in"/>
    </style:style>
    <style:style style:name="co7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1" style:font-name-asian="Droid Sans Fallback" style:font-name-complex="FreeSans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29"/>
    <style:style style:name="ce8" style:family="table-cell" style:parent-style-name="Default" style:data-style-name="N130"/>
    <style:style style:name="ce9" style:family="table-cell" style:parent-style-name="Default" style:data-style-name="N131"/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9999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Dados do ajuste</text:p>
          </table:table-cell>
          <table:table-cell office:value-type="string" calcext:value-type="string">
            <text:p>m</text:p>
          </table:table-cell>
          <table:table-cell office:value-type="float" office:value="-1.13788" calcext:value-type="float">
            <text:p>-1.1378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etros de ajuste da eficienci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0.155152" calcext:value-type="float">
            <text:p>0.15515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Situação</text:p>
          </table:table-cell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<text:span text:style-name="T1">σ</text:span> N</text:p>
          </table:table-cell>
          <table:table-cell office:value-type="string" calcext:value-type="string">
            <text:p>Nc</text:p>
          </table:table-cell>
          <table:table-cell table:style-name="ce4" office:value-type="string" calcext:value-type="string">
            <text:p><text:span text:style-name="T1">σ</text:span> Nc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<text:span text:style-name="T1">σ</text:span> R</text:p>
          </table:table-cell>
          <table:table-cell office:value-type="string" calcext:value-type="string">
            <text:p>E gama' (MeV)</text:p>
          </table:table-cell>
          <table:table-cell table:style-name="ce4" office:value-type="string" calcext:value-type="string">
            <text:p>σ E gama' (MeV)</text:p>
          </table:table-cell>
          <table:table-cell table:style-name="ce4" office:value-type="string" calcext:value-type="string">
            <text:p>εp</text:p>
          </table:table-cell>
          <table:table-cell table:style-name="ce1" office:value-type="string" calcext:value-type="string">
            <text:p><text:span text:style-name="T1">σ</text:span> εp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<text:span text:style-name="T1">σ</text:span> Rc</text:p>
          </table:table-cell>
          <table:table-cell/>
          <table:table-cell office:value-type="string" calcext:value-type="string">
            <text:p>dσ/dΩi / dσ/dΩ20</text:p>
          </table:table-cell>
          <table:table-cell table:number-columns-repeated="2"/>
          <table:table-cell office:value-type="string" calcext:value-type="string">
            <text:p>dσ/dΩi / dσ/dΩ30</text:p>
          </table:table-cell>
          <table:table-cell table:style-name="ce4"/>
          <table:table-cell table:number-columns-repeated="2"/>
          <table:table-cell table:style-name="ce11" office:value-type="string" calcext:value-type="string">
            <text:p>Para passar para o txt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11.97" calcext:value-type="float">
            <text:p>3211.97</text:p>
          </table:table-cell>
          <table:table-cell office:value-type="float" office:value="63.2495" calcext:value-type="float">
            <text:p>63.249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88.62" calcext:value-type="float">
            <text:p>4788.62</text:p>
          </table:table-cell>
          <table:table-cell office:value-type="float" office:value="74.9849" calcext:value-type="float">
            <text:p>74.984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14.64" calcext:value-type="float">
            <text:p>1514.64</text:p>
          </table:table-cell>
          <table:table-cell office:value-type="float" office:value="45.0796" calcext:value-type="float">
            <text:p>45.0796</text:p>
          </table:table-cell>
          <table:table-cell table:number-columns-repeated="11"/>
          <table:table-cell office:value-type="string" calcext:value-type="string">
            <text:p>Normalizado a 20</text:p>
          </table:table-cell>
          <table:table-cell table:number-columns-repeated="2"/>
          <table:table-cell office:value-type="string" calcext:value-type="string">
            <text:p>Normalizado a 30</text:p>
          </table:table-cell>
          <table:table-cell table:number-columns-repeated="3"/>
          <table:table-cell office:value-type="string" calcext:value-type="string">
            <text:p>NORMALIZADO A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99.58" calcext:value-type="float">
            <text:p>1799.58</text:p>
          </table:table-cell>
          <table:table-cell office:value-type="float" office:value="48.978" calcext:value-type="float">
            <text:p>48.978</text:p>
          </table:table-cell>
          <table:table-cell table:formula="of:=[.D9]-[.D10]*[.D7]/[.D8]" office:value-type="float" office:value="307.57053685613" calcext:value-type="float">
            <text:p>307.5705368561</text:p>
          </table:table-cell>
          <table:table-cell table:formula="of:=SQRT([.E9]^2+[.E10]^2*([.D7]/[.D8])^2+([.E7]^2/[.D8]^2+([.D7]/[.D8]^2)^2*[.E8]^2)*[.D10]^2)" office:value-type="float" office:value="63.5112209272863" calcext:value-type="float">
            <text:p>63.5112209273</text:p>
          </table:table-cell>
          <table:table-cell table:formula="of:=[.F10]/[.C10]" office:value-type="float" office:value="30.757053685613" calcext:value-type="float">
            <text:p>30.7570536856</text:p>
          </table:table-cell>
          <table:table-cell table:formula="of:=[.G10]/[.C10]" office:value-type="float" office:value="6.35112209272863" calcext:value-type="float">
            <text:p>6.3511220927</text:p>
          </table:table-cell>
          <table:table-cell table:formula="of:=([.H20]+[.H21])/2000" office:value-type="float" office:value="0.6469892504" calcext:value-type="float">
            <text:p>0.6469892504</text:p>
          </table:table-cell>
          <table:table-cell table:formula="of:=SQRT([.I20]^2+[.I21]^2)/2" office:value-type="float" office:value="0.507730515938907" calcext:value-type="float">
            <text:p>0.5077305159</text:p>
          </table:table-cell>
          <table:table-cell table:formula="of:=[.$L$3]*[.J10]^[.$L$2]" office:value-type="float" office:value="0.254644221799844" calcext:value-type="float">
            <text:p>0.2546442218</text:p>
          </table:table-cell>
          <table:table-cell table:formula="of:=0.1*[.L10]" office:value-type="float" office:value="0.0254644221799844" calcext:value-type="float">
            <text:p>0.0254644222</text:p>
          </table:table-cell>
          <table:table-cell table:formula="of:=[.H10]/[.L10]" office:value-type="float" office:value="120.784416266035" calcext:value-type="float">
            <text:p>120.784416266</text:p>
          </table:table-cell>
          <table:table-cell table:formula="of:=SQRT([.I10]^2/[.L10]^2 + ([.H10]/[.L10]^2)^2*[.M10]^2)" office:value-type="float" office:value="27.7119140043951" calcext:value-type="float">
            <text:p>27.7119140044</text:p>
          </table:table-cell>
          <table:table-cell/>
          <table:table-cell table:formula="of:=[.N10]/[.$N$11]" office:value-type="float" office:value="3.98132405683617" calcext:value-type="float">
            <text:p>3.9813240568</text:p>
          </table:table-cell>
          <table:table-cell table:formula="of:=SQRT(([.O10]/[.$N$11])^2+([.N10]/[.$N$11]^2)^2*[.$O$11]^2)" office:value-type="float" office:value="1.00732663750796" calcext:value-type="float">
            <text:p>1.0073266375</text:p>
          </table:table-cell>
          <table:table-cell/>
          <table:table-cell table:formula="of:=[.N10]/[.$N$12]" office:value-type="float" office:value="6.34103679125479" calcext:value-type="float">
            <text:p>6.3410367913</text:p>
          </table:table-cell>
          <table:table-cell table:style-name="ce10" table:formula="of:=SQRT(([.O10]/[.$N$12])^2+([.N10]/[.$N$12]^2)^2*[.$O$12]^2)" office:value-type="float" office:value="1.61872733195605" calcext:value-type="float">
            <text:p>1.6187273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Q10]" office:value-type="float" office:value="3.98132405683617" calcext:value-type="float">
            <text:p>3.9813240568</text:p>
          </table:table-cell>
          <table:table-cell table:formula="of:=[.R10]" office:value-type="float" office:value="1.00732663750796" calcext:value-type="float">
            <text:p>1.007326637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2060.4" calcext:value-type="float">
            <text:p>2060.4</text:p>
          </table:table-cell>
          <table:table-cell office:value-type="float" office:value="76.433" calcext:value-type="float">
            <text:p>76.433</text:p>
          </table:table-cell>
          <table:table-cell table:formula="of:=[.D11]" office:value-type="float" office:value="2060.4" calcext:value-type="float">
            <text:p>2060.4</text:p>
          </table:table-cell>
          <table:table-cell table:formula="of:=[.E11]" office:value-type="float" office:value="76.433" calcext:value-type="float">
            <text:p>76.433</text:p>
          </table:table-cell>
          <table:table-cell table:formula="of:=[.F11]/[.C11]" office:value-type="float" office:value="8.585" calcext:value-type="float">
            <text:p>8.585</text:p>
          </table:table-cell>
          <table:table-cell table:formula="of:=[.G11]/[.C11]" office:value-type="float" office:value="0.318470833333333" calcext:value-type="float">
            <text:p>0.3184708333</text:p>
          </table:table-cell>
          <table:table-cell table:formula="of:=[.H22]/1000" office:value-type="float" office:value="0.5896936848" calcext:value-type="float">
            <text:p>0.5896936848</text:p>
          </table:table-cell>
          <table:table-cell table:formula="of:=[.I22]" office:value-type="float" office:value="1.66625446430827" calcext:value-type="float">
            <text:p>1.6662544643</text:p>
          </table:table-cell>
          <table:table-cell table:formula="of:=[.$L$3]*[.J11]^[.$L$2]" office:value-type="float" office:value="0.282980769246387" calcext:value-type="float">
            <text:p>0.2829807692</text:p>
          </table:table-cell>
          <table:table-cell table:formula="of:=0.1*[.L11]" office:value-type="float" office:value="0.0282980769246387" calcext:value-type="float">
            <text:p>0.0282980769</text:p>
          </table:table-cell>
          <table:table-cell table:formula="of:=[.H11]/[.L11]" office:value-type="float" office:value="30.337750592957" calcext:value-type="float">
            <text:p>30.337750593</text:p>
          </table:table-cell>
          <table:table-cell table:formula="of:=SQRT([.I11]^2/[.L11]^2 + ([.H11]/[.L11]^2)^2*[.M11]^2)" office:value-type="float" office:value="3.23579206354536" calcext:value-type="float">
            <text:p>3.2357920635</text:p>
          </table:table-cell>
          <table:table-cell/>
          <table:table-cell table:formula="of:=[.N11]/[.$N$11]" office:value-type="float" office:value="1" calcext:value-type="float">
            <text:p>1</text:p>
          </table:table-cell>
          <table:table-cell table:formula="of:=SQRT(([.O11]/[.$N$11])^2+([.N11]/[.$N$11]^2)^2*[.$O$11]^2)" office:value-type="float" office:value="0.150838507530859" calcext:value-type="float">
            <text:p>0.1508385075</text:p>
          </table:table-cell>
          <table:table-cell/>
          <table:table-cell table:formula="of:=[.N11]/[.$N$12]" office:value-type="float" office:value="1.59269547033401" calcext:value-type="float">
            <text:p>1.5926954703</text:p>
          </table:table-cell>
          <table:table-cell table:style-name="ce10" table:formula="of:=SQRT(([.O11]/[.$N$12])^2+([.N11]/[.$N$12]^2)^2*[.$O$12]^2)" office:value-type="float" office:value="0.246243078670722" calcext:value-type="float">
            <text:p>0.246243078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0.150838507530859" calcext:value-type="float">
            <text:p>0.150838507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27.53" calcext:value-type="float">
            <text:p>1027.53</text:p>
          </table:table-cell>
          <table:table-cell office:value-type="float" office:value="51.6576" calcext:value-type="float">
            <text:p>51.6576</text:p>
          </table:table-cell>
          <table:table-cell table:formula="of:=[.D12]" office:value-type="float" office:value="1027.53" calcext:value-type="float">
            <text:p>1027.53</text:p>
          </table:table-cell>
          <table:table-cell table:formula="of:=[.E12]" office:value-type="float" office:value="51.6576" calcext:value-type="float">
            <text:p>51.6576</text:p>
          </table:table-cell>
          <table:table-cell table:formula="of:=[.F12]/[.C12]" office:value-type="float" office:value="5.7085" calcext:value-type="float">
            <text:p>5.7085</text:p>
          </table:table-cell>
          <table:table-cell table:formula="of:=[.G12]/[.C12]" office:value-type="float" office:value="0.286986666666667" calcext:value-type="float">
            <text:p>0.2869866667</text:p>
          </table:table-cell>
          <table:table-cell table:formula="of:=[.H23]/1000" office:value-type="float" office:value="0.560700544" calcext:value-type="float">
            <text:p>0.560700544</text:p>
          </table:table-cell>
          <table:table-cell table:formula="of:=[.I23]" office:value-type="float" office:value="1.74486813840161" calcext:value-type="float">
            <text:p>1.7448681384</text:p>
          </table:table-cell>
          <table:table-cell table:formula="of:=[.$L$3]*[.J12]^[.$L$2]" office:value-type="float" office:value="0.299689394061813" calcext:value-type="float">
            <text:p>0.2996893941</text:p>
          </table:table-cell>
          <table:table-cell table:formula="of:=0.1*[.L12]" office:value-type="float" office:value="0.0299689394061813" calcext:value-type="float">
            <text:p>0.0299689394</text:p>
          </table:table-cell>
          <table:table-cell table:formula="of:=[.H12]/[.L12]" office:value-type="float" office:value="19.0480547964356" calcext:value-type="float">
            <text:p>19.0480547964</text:p>
          </table:table-cell>
          <table:table-cell table:formula="of:=SQRT([.I12]^2/[.L12]^2 + ([.H12]/[.L12]^2)^2*[.M12]^2)" office:value-type="float" office:value="2.13197277084201" calcext:value-type="float">
            <text:p>2.1319727708</text:p>
          </table:table-cell>
          <table:table-cell/>
          <table:table-cell table:formula="of:=[.N12]/[.$N$11]" office:value-type="float" office:value="0.627866418048069" calcext:value-type="float">
            <text:p>0.627866418</text:p>
          </table:table-cell>
          <table:table-cell table:formula="of:=SQRT(([.O12]/[.$N$11])^2+([.N12]/[.$N$11]^2)^2*[.$O$11]^2)" office:value-type="float" office:value="0.0970730203318098" calcext:value-type="float">
            <text:p>0.0970730203</text:p>
          </table:table-cell>
          <table:table-cell/>
          <table:table-cell table:formula="of:=[.N12]/[.$N$12]" office:value-type="float" office:value="1" calcext:value-type="float">
            <text:p>1</text:p>
          </table:table-cell>
          <table:table-cell table:style-name="ce10" table:formula="of:=SQRT(([.O12]/[.$N$12])^2+([.N12]/[.$N$12]^2)^2*[.$O$12]^2)" office:value-type="float" office:value="0.15828728126607" calcext:value-type="float">
            <text:p>0.158287281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Q12]" office:value-type="float" office:value="0.627866418048069" calcext:value-type="float">
            <text:p>0.627866418</text:p>
          </table:table-cell>
          <table:table-cell table:formula="of:=[.R12]" office:value-type="float" office:value="0.0970730203318098" calcext:value-type="float">
            <text:p>0.097073020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075.58" calcext:value-type="float">
            <text:p>1075.58</text:p>
          </table:table-cell>
          <table:table-cell office:value-type="float" office:value="69.9092" calcext:value-type="float">
            <text:p>69.9092</text:p>
          </table:table-cell>
          <table:table-cell table:formula="of:=[.D13]" office:value-type="float" office:value="1075.58" calcext:value-type="float">
            <text:p>1075.58</text:p>
          </table:table-cell>
          <table:table-cell table:formula="of:=[.E13]" office:value-type="float" office:value="69.9092" calcext:value-type="float">
            <text:p>69.9092</text:p>
          </table:table-cell>
          <table:table-cell table:formula="of:=[.F13]/[.C13]" office:value-type="float" office:value="3.58526666666667" calcext:value-type="float">
            <text:p>3.5852666667</text:p>
          </table:table-cell>
          <table:table-cell table:formula="of:=[.G13]/[.C13]" office:value-type="float" office:value="0.233030666666667" calcext:value-type="float">
            <text:p>0.2330306667</text:p>
          </table:table-cell>
          <table:table-cell table:formula="of:=[.H24]/1000" office:value-type="float" office:value="0.4562050256" calcext:value-type="float">
            <text:p>0.4562050256</text:p>
          </table:table-cell>
          <table:table-cell table:formula="of:=[.I24]" office:value-type="float" office:value="1.87395741731209" calcext:value-type="float">
            <text:p>1.8739574173</text:p>
          </table:table-cell>
          <table:table-cell table:formula="of:=[.$L$3]*[.J13]^[.$L$2]" office:value-type="float" office:value="0.37895908514391" calcext:value-type="float">
            <text:p>0.3789590851</text:p>
          </table:table-cell>
          <table:table-cell table:formula="of:=0.1*[.L13]" office:value-type="float" office:value="0.037895908514391" calcext:value-type="float">
            <text:p>0.0378959085</text:p>
          </table:table-cell>
          <table:table-cell table:formula="of:=[.H13]/[.L13]" office:value-type="float" office:value="9.46082784980642" calcext:value-type="float">
            <text:p>9.4608278498</text:p>
          </table:table-cell>
          <table:table-cell table:formula="of:=SQRT([.I13]^2/[.L13]^2 + ([.H13]/[.L13]^2)^2*[.M13]^2)" office:value-type="float" office:value="1.12836295653007" calcext:value-type="float">
            <text:p>1.1283629565</text:p>
          </table:table-cell>
          <table:table-cell/>
          <table:table-cell table:formula="of:=[.N13]/[.$N$11]" office:value-type="float" office:value="0.311850010791597" calcext:value-type="float">
            <text:p>0.3118500108</text:p>
          </table:table-cell>
          <table:table-cell table:formula="of:=SQRT(([.O13]/[.$N$11])^2+([.N13]/[.$N$11]^2)^2*[.$O$11]^2)" office:value-type="float" office:value="0.0498966884352238" calcext:value-type="float">
            <text:p>0.0498966884</text:p>
          </table:table-cell>
          <table:table-cell/>
          <table:table-cell table:formula="of:=[.N13]/[.$N$12]" office:value-type="float" office:value="0.496682099611389" calcext:value-type="float">
            <text:p>0.4966820996</text:p>
          </table:table-cell>
          <table:table-cell table:style-name="ce10" table:formula="of:=SQRT(([.O13]/[.$N$12])^2+([.N13]/[.$N$12]^2)^2*[.$O$12]^2)" office:value-type="float" office:value="0.0812375293232948" calcext:value-type="float">
            <text:p>0.081237529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Q13]" office:value-type="float" office:value="0.311850010791597" calcext:value-type="float">
            <text:p>0.3118500108</text:p>
          </table:table-cell>
          <table:table-cell table:formula="of:=[.R13]" office:value-type="float" office:value="0.0498966884352238" calcext:value-type="float">
            <text:p>0.049896688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table:formula="of:=[.D14]" office:value-type="float" office:value="958.515" calcext:value-type="float">
            <text:p>958.515</text:p>
          </table:table-cell>
          <table:table-cell table:formula="of:=[.E14]" office:value-type="float" office:value="85.354" calcext:value-type="float">
            <text:p>85.354</text:p>
          </table:table-cell>
          <table:table-cell table:formula="of:=[.F14]/[.C14]" office:value-type="float" office:value="1.77502777777778" calcext:value-type="float">
            <text:p>1.7750277778</text:p>
          </table:table-cell>
          <table:table-cell table:formula="of:=[.G14]/[.C14]" office:value-type="float" office:value="0.158062962962963" calcext:value-type="float">
            <text:p>0.158062963</text:p>
          </table:table-cell>
          <table:table-cell table:formula="of:=[.H25]/1000" office:value-type="float" office:value="0.354978768" calcext:value-type="float">
            <text:p>0.354978768</text:p>
          </table:table-cell>
          <table:table-cell table:formula="of:=[.I25]" office:value-type="float" office:value="1.92638021773102" calcext:value-type="float">
            <text:p>1.9263802177</text:p>
          </table:table-cell>
          <table:table-cell table:formula="of:=[.$L$3]*[.J14]^[.$L$2]" office:value-type="float" office:value="0.504165468647245" calcext:value-type="float">
            <text:p>0.5041654686</text:p>
          </table:table-cell>
          <table:table-cell table:formula="of:=0.1*[.L14]" office:value-type="float" office:value="0.0504165468647245" calcext:value-type="float">
            <text:p>0.0504165469</text:p>
          </table:table-cell>
          <table:table-cell table:formula="of:=[.H14]/[.L14]" office:value-type="float" office:value="3.52072461951917" calcext:value-type="float">
            <text:p>3.5207246195</text:p>
          </table:table-cell>
          <table:table-cell table:formula="of:=SQRT([.I14]^2/[.L14]^2 + ([.H14]/[.L14]^2)^2*[.M14]^2)" office:value-type="float" office:value="0.471429829616429" calcext:value-type="float">
            <text:p>0.4714298296</text:p>
          </table:table-cell>
          <table:table-cell/>
          <table:table-cell table:formula="of:=[.N14]/[.$N$11]" office:value-type="float" office:value="0.116050944803288" calcext:value-type="float">
            <text:p>0.1160509448</text:p>
          </table:table-cell>
          <table:table-cell table:formula="of:=SQRT(([.O14]/[.$N$11])^2+([.N14]/[.$N$11]^2)^2*[.$O$11]^2)" office:value-type="float" office:value="0.019866655120499" calcext:value-type="float">
            <text:p>0.0198666551</text:p>
          </table:table-cell>
          <table:table-cell/>
          <table:table-cell table:formula="of:=[.N14]/[.$N$12]" office:value-type="float" office:value="0.184833814116179" calcext:value-type="float">
            <text:p>0.1848338141</text:p>
          </table:table-cell>
          <table:table-cell table:style-name="ce10" table:formula="of:=SQRT(([.O14]/[.$N$12])^2+([.N14]/[.$N$12]^2)^2*[.$O$12]^2)" office:value-type="float" office:value="0.0322570789628501" calcext:value-type="float">
            <text:p>0.03225707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Q14]" office:value-type="float" office:value="0.116050944803288" calcext:value-type="float">
            <text:p>0.1160509448</text:p>
          </table:table-cell>
          <table:table-cell table:formula="of:=[.R14]" office:value-type="float" office:value="0.019866655120499" calcext:value-type="float">
            <text:p>0.019866655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table:formula="of:=[.D15]" office:value-type="float" office:value="1879.31" calcext:value-type="float">
            <text:p>1879.31</text:p>
          </table:table-cell>
          <table:table-cell table:formula="of:=[.E15]" office:value-type="float" office:value="120.741" calcext:value-type="float">
            <text:p>120.741</text:p>
          </table:table-cell>
          <table:table-cell table:formula="of:=[.F15]/[.C15]" office:value-type="float" office:value="1.87931" calcext:value-type="float">
            <text:p>1.87931</text:p>
          </table:table-cell>
          <table:table-cell table:formula="of:=[.G15]/[.C15]" office:value-type="float" office:value="0.120741" calcext:value-type="float">
            <text:p>0.120741</text:p>
          </table:table-cell>
          <table:table-cell table:formula="of:=[.H26]/1000" office:value-type="float" office:value="0.2925780608" calcext:value-type="float">
            <text:p>0.2925780608</text:p>
          </table:table-cell>
          <table:table-cell table:formula="of:=[.I26]" office:value-type="float" office:value="0.919114835630975" calcext:value-type="float">
            <text:p>0.9191148356</text:p>
          </table:table-cell>
          <table:table-cell table:formula="of:=[.$L$3]*[.J15]^[.$L$2]" office:value-type="float" office:value="0.628217756774341" calcext:value-type="float">
            <text:p>0.6282177568</text:p>
          </table:table-cell>
          <table:table-cell table:formula="of:=0.1*[.L15]" office:value-type="float" office:value="0.0628217756774341" calcext:value-type="float">
            <text:p>0.0628217757</text:p>
          </table:table-cell>
          <table:table-cell table:formula="of:=[.H15]/[.L15]" office:value-type="float" office:value="2.99149455699811" calcext:value-type="float">
            <text:p>2.991494557</text:p>
          </table:table-cell>
          <table:table-cell table:formula="of:=SQRT([.I15]^2/[.L15]^2 + ([.H15]/[.L15]^2)^2*[.M15]^2)" office:value-type="float" office:value="0.355569593730605" calcext:value-type="float">
            <text:p>0.3555695937</text:p>
          </table:table-cell>
          <table:table-cell/>
          <table:table-cell table:formula="of:=[.N15]/[.$N$11]" office:value-type="float" office:value="0.0986063402371232" calcext:value-type="float">
            <text:p>0.0986063402</text:p>
          </table:table-cell>
          <table:table-cell table:formula="of:=SQRT(([.O15]/[.$N$11])^2+([.N15]/[.$N$11]^2)^2*[.$O$11]^2)" office:value-type="float" office:value="0.0157473649368209" calcext:value-type="float">
            <text:p>0.0157473649</text:p>
          </table:table-cell>
          <table:table-cell/>
          <table:table-cell table:formula="of:=[.N15]/[.$N$12]" office:value-type="float" office:value="0.15704987144188" calcext:value-type="float">
            <text:p>0.1570498714</text:p>
          </table:table-cell>
          <table:table-cell table:style-name="ce10" table:formula="of:=SQRT(([.O15]/[.$N$12])^2+([.N15]/[.$N$12]^2)^2*[.$O$12]^2)" office:value-type="float" office:value="0.0256406101086484" calcext:value-type="float">
            <text:p>0.025640610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Q15]" office:value-type="float" office:value="0.0986063402371232" calcext:value-type="float">
            <text:p>0.0986063402</text:p>
          </table:table-cell>
          <table:table-cell table:formula="of:=[.R15]" office:value-type="float" office:value="0.0157473649368209" calcext:value-type="float">
            <text:p>0.0157473649</text:p>
          </table:table-cell>
        </table:table-row>
        <table:table-row table:style-name="ro1">
          <table:table-cell table:number-columns-repeated="20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 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erro 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 sigma</text:p>
          </table:table-cell>
          <table:table-cell table:style-name="ce6" office:value-type="string" calcext:value-type="string">
            <text:p>energia</text:p>
          </table:table-cell>
          <table:table-cell office:value-type="string" calcext:value-type="string">
            <text:p>erro energia</text:p>
          </table:table-cell>
          <table:table-cell office:value-type="string" calcext:value-type="string">
            <text:p>Energia teo</text:p>
          </table:table-cell>
          <table:table-cell office:value-type="string" calcext:value-type="string">
            <text:p>Desvio (%)</text:p>
          </table:table-cell>
          <table:table-cell office:value-type="string" calcext:value-type="string">
            <text:p>Desvio (sigma)</text:p>
          </table:table-cell>
          <table:table-cell table:number-columns-repeated="8"/>
          <table:table-cell table:style-name="ce10"/>
          <table:table-cell table:number-columns-repeated="2"/>
          <table:table-cell office:value-type="string" calcext:value-type="string">
            <text:p>NORMALIZADO A 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1.97" calcext:value-type="float">
            <text:p>3211.97</text:p>
          </table:table-cell>
          <table:table-cell office:value-type="float" office:value="63.2495" calcext:value-type="float">
            <text:p>63.2495</text:p>
          </table:table-cell>
          <table:table-cell office:value-type="float" office:value="893.787" calcext:value-type="float">
            <text:p>893.787</text:p>
          </table:table-cell>
          <table:table-cell office:value-type="float" office:value="0.642616" calcext:value-type="float">
            <text:p>0.642616</text:p>
          </table:table-cell>
          <table:table-cell office:value-type="float" office:value="31.2405" calcext:value-type="float">
            <text:p>31.2405</text:p>
          </table:table-cell>
          <table:table-cell office:value-type="float" office:value="0.519053" calcext:value-type="float">
            <text:p>0.519053</text:p>
          </table:table-cell>
          <table:table-cell office:value-type="float" office:value="667.0184752" calcext:value-type="float">
            <text:p>667.0184752</text:p>
          </table:table-cell>
          <table:table-cell office:value-type="float" office:value="0.577205771008561" calcext:value-type="float">
            <text:p>0.577205771</text:p>
          </table:table-cell>
          <table:table-cell office:value-type="float" office:value="662" calcext:value-type="float">
            <text:p>662</text:p>
          </table:table-cell>
          <table:table-cell office:value-type="float" office:value="0.758077824773416" calcext:value-type="float">
            <text:p>0.7580778248</text:p>
          </table:table-cell>
          <table:table-cell office:value-type="float" office:value="8.69443004915067" calcext:value-type="float">
            <text:p>8.6944300492</text:p>
          </table:table-cell>
          <table:table-cell table:number-columns-repeated="8"/>
          <table:table-cell table:style-name="ce10"/>
          <table:table-cell table:number-columns-repeated="2"/>
          <table:table-cell office:value-type="float" office:value="10" calcext:value-type="float">
            <text:p>10</text:p>
          </table:table-cell>
          <table:table-cell table:formula="of:=[.T10]" office:value-type="float" office:value="6.34103679125479" calcext:value-type="float">
            <text:p>6.3410367913</text:p>
          </table:table-cell>
          <table:table-cell table:formula="of:=[.U10]" office:value-type="float" office:value="1.61872733195605" calcext:value-type="float">
            <text:p>1.618727332</text:p>
          </table:table-cell>
        </table:table-row>
        <table:table-row table:style-name="ro1">
          <table:table-cell/>
          <table:table-cell office:value-type="float" office:value="4788.62" calcext:value-type="float">
            <text:p>4788.62</text:p>
          </table:table-cell>
          <table:table-cell office:value-type="float" office:value="74.9849" calcext:value-type="float">
            <text:p>74.9849</text:p>
          </table:table-cell>
          <table:table-cell office:value-type="float" office:value="894.969" calcext:value-type="float">
            <text:p>894.969</text:p>
          </table:table-cell>
          <table:table-cell office:value-type="float" office:value="0.527671" calcext:value-type="float">
            <text:p>0.527671</text:p>
          </table:table-cell>
          <table:table-cell office:value-type="float" office:value="32.342" calcext:value-type="float">
            <text:p>32.342</text:p>
          </table:table-cell>
          <table:table-cell office:value-type="float" office:value="0.438971" calcext:value-type="float">
            <text:p>0.438971</text:p>
          </table:table-cell>
          <table:table-cell office:value-type="float" office:value="667.9281424" calcext:value-type="float">
            <text:p>667.9281424</text:p>
          </table:table-cell>
          <table:table-cell office:value-type="float" office:value="0.503632135357231" calcext:value-type="float">
            <text:p>0.5036321354</text:p>
          </table:table-cell>
          <table:table-cell office:value-type="float" office:value="662" calcext:value-type="float">
            <text:p>662</text:p>
          </table:table-cell>
          <table:table-cell office:value-type="float" office:value="0.895489788519648" calcext:value-type="float">
            <text:p>0.8954897885</text:p>
          </table:table-cell>
          <table:table-cell office:value-type="float" office:value="11.7707786771692" calcext:value-type="float">
            <text:p>11.7707786772</text:p>
          </table:table-cell>
          <table:table-cell table:number-columns-repeated="8"/>
          <table:table-cell table:style-name="ce10"/>
          <table:table-cell table:number-columns-repeated="2"/>
          <table:table-cell office:value-type="float" office:value="20" calcext:value-type="float">
            <text:p>20</text:p>
          </table:table-cell>
          <table:table-cell table:formula="of:=[.T11]" office:value-type="float" office:value="1.59269547033401" calcext:value-type="float">
            <text:p>1.5926954703</text:p>
          </table:table-cell>
          <table:table-cell table:formula="of:=[.U11]" office:value-type="float" office:value="0.246243078670722" calcext:value-type="float">
            <text:p>0.2462430787</text:p>
          </table:table-cell>
        </table:table-row>
        <table:table-row table:style-name="ro1">
          <table:table-cell office:value-type="string" calcext:value-type="string">
            <text:p>C10C</text:p>
          </table:table-cell>
          <table:table-cell office:value-type="float" office:value="1514.64" calcext:value-type="float">
            <text:p>1514.64</text:p>
          </table:table-cell>
          <table:table-cell office:value-type="float" office:value="45.0796" calcext:value-type="float">
            <text:p>45.0796</text:p>
          </table:table-cell>
          <table:table-cell office:value-type="float" office:value="870.539" calcext:value-type="float">
            <text:p>870.539</text:p>
          </table:table-cell>
          <table:table-cell office:value-type="float" office:value="0.885709" calcext:value-type="float">
            <text:p>0.885709</text:p>
          </table:table-cell>
          <table:table-cell office:value-type="float" office:value="29.2812" calcext:value-type="float">
            <text:p>29.2812</text:p>
          </table:table-cell>
          <table:table-cell office:value-type="float" office:value="0.7967" calcext:value-type="float">
            <text:p>0.7967</text:p>
          </table:table-cell>
          <table:table-cell office:value-type="float" office:value="649.1268144" calcext:value-type="float">
            <text:p>649.1268144</text:p>
          </table:table-cell>
          <table:table-cell office:value-type="float" office:value="0.741798174703325" calcext:value-type="float">
            <text:p>0.7417981747</text:p>
          </table:table-cell>
          <table:table-cell office:value-type="float" office:value="649.222304525592" calcext:value-type="float">
            <text:p>649.2223045256</text:p>
          </table:table-cell>
          <table:table-cell office:value-type="float" office:value="0.0147083864689021" calcext:value-type="float">
            <text:p>0.0147083865</text:p>
          </table:table-cell>
          <table:table-cell office:value-type="float" office:value="0.128727905848686" calcext:value-type="float">
            <text:p>0.1287279058</text:p>
          </table:table-cell>
          <table:table-cell table:number-columns-repeated="8"/>
          <table:table-cell table:style-name="ce10"/>
          <table:table-cell table:number-columns-repeated="2"/>
          <table:table-cell office:value-type="float" office:value="30" calcext:value-type="float">
            <text:p>30</text:p>
          </table:table-cell>
          <table:table-cell table:formula="of:=[.T12]" office:value-type="float" office:value="1" calcext:value-type="float">
            <text:p>1</text:p>
          </table:table-cell>
          <table:table-cell table:formula="of:=[.U12]" office:value-type="float" office:value="0.15828728126607" calcext:value-type="float">
            <text:p>0.1582872813</text:p>
          </table:table-cell>
        </table:table-row>
        <table:table-row table:style-name="ro1">
          <table:table-cell office:value-type="string" calcext:value-type="string">
            <text:p>C10S</text:p>
          </table:table-cell>
          <table:table-cell office:value-type="float" office:value="1799.58" calcext:value-type="float">
            <text:p>1799.58</text:p>
          </table:table-cell>
          <table:table-cell office:value-type="float" office:value="48.978" calcext:value-type="float">
            <text:p>48.978</text:p>
          </table:table-cell>
          <table:table-cell office:value-type="float" office:value="864.984" calcext:value-type="float">
            <text:p>864.984</text:p>
          </table:table-cell>
          <table:table-cell office:value-type="float" office:value="0.817638" calcext:value-type="float">
            <text:p>0.817638</text:p>
          </table:table-cell>
          <table:table-cell office:value-type="float" office:value="28.9553" calcext:value-type="float">
            <text:p>28.9553</text:p>
          </table:table-cell>
          <table:table-cell office:value-type="float" office:value="0.680591" calcext:value-type="float">
            <text:p>0.680591</text:p>
          </table:table-cell>
          <table:table-cell office:value-type="float" office:value="644.8516864" calcext:value-type="float">
            <text:p>644.8516864</text:p>
          </table:table-cell>
          <table:table-cell office:value-type="float" office:value="0.693467068626313" calcext:value-type="float">
            <text:p>0.6934670686</text:p>
          </table:table-cell>
          <table:table-cell office:value-type="float" office:value="649.222304525592" calcext:value-type="float">
            <text:p>649.2223045256</text:p>
          </table:table-cell>
          <table:table-cell office:value-type="float" office:value="0.673208251645896" calcext:value-type="float">
            <text:p>0.6732082516</text:p>
          </table:table-cell>
          <table:table-cell office:value-type="float" office:value="6.30256045791717" calcext:value-type="float">
            <text:p>6.3025604579</text:p>
          </table:table-cell>
          <table:table-cell table:number-columns-repeated="8"/>
          <table:table-cell table:style-name="ce10"/>
          <table:table-cell table:number-columns-repeated="2"/>
          <table:table-cell office:value-type="float" office:value="50" calcext:value-type="float">
            <text:p>50</text:p>
          </table:table-cell>
          <table:table-cell table:formula="of:=[.T13]" office:value-type="float" office:value="0.496682099611389" calcext:value-type="float">
            <text:p>0.4966820996</text:p>
          </table:table-cell>
          <table:table-cell table:formula="of:=[.U13]" office:value-type="float" office:value="0.0812375293232948" calcext:value-type="float">
            <text:p>0.0812375293</text:p>
          </table:table-cell>
        </table:table-row>
        <table:table-row table:style-name="ro1">
          <table:table-cell office:value-type="string" calcext:value-type="string">
            <text:p>C20C</text:p>
          </table:table-cell>
          <table:table-cell office:value-type="float" office:value="2060.4" calcext:value-type="float">
            <text:p>2060.4</text:p>
          </table:table-cell>
          <table:table-cell office:value-type="float" office:value="76.433" calcext:value-type="float">
            <text:p>76.433</text:p>
          </table:table-cell>
          <table:table-cell office:value-type="float" office:value="793.313" calcext:value-type="float">
            <text:p>793.313</text:p>
          </table:table-cell>
          <table:table-cell office:value-type="float" office:value="2.1351" calcext:value-type="float">
            <text:p>2.1351</text:p>
          </table:table-cell>
          <table:table-cell office:value-type="float" office:value="55.7762" calcext:value-type="float">
            <text:p>55.7762</text:p>
          </table:table-cell>
          <table:table-cell office:value-type="float" office:value="2.03899" calcext:value-type="float">
            <text:p>2.03899</text:p>
          </table:table-cell>
          <table:table-cell office:value-type="float" office:value="589.6936848" calcext:value-type="float">
            <text:p>589.6936848</text:p>
          </table:table-cell>
          <table:table-cell office:value-type="float" office:value="1.66625446430827" calcext:value-type="float">
            <text:p>1.6662544643</text:p>
          </table:table-cell>
          <table:table-cell office:value-type="float" office:value="614.027191045605" calcext:value-type="float">
            <text:p>614.0271910456</text:p>
          </table:table-cell>
          <table:table-cell office:value-type="float" office:value="3.96293626739369" calcext:value-type="float">
            <text:p>3.9629362674</text:p>
          </table:table-cell>
          <table:table-cell office:value-type="float" office:value="14.6037155589598" calcext:value-type="float">
            <text:p>14.603715559</text:p>
          </table:table-cell>
          <table:table-cell table:number-columns-repeated="8"/>
          <table:table-cell table:style-name="ce10"/>
          <table:table-cell table:number-columns-repeated="2"/>
          <table:table-cell office:value-type="float" office:value="70" calcext:value-type="float">
            <text:p>70</text:p>
          </table:table-cell>
          <table:table-cell table:formula="of:=[.T14]" office:value-type="float" office:value="0.184833814116179" calcext:value-type="float">
            <text:p>0.1848338141</text:p>
          </table:table-cell>
          <table:table-cell table:formula="of:=[.U14]" office:value-type="float" office:value="0.0322570789628501" calcext:value-type="float">
            <text:p>0.032257079</text:p>
          </table:table-cell>
        </table:table-row>
        <table:table-row table:style-name="ro1">
          <table:table-cell office:value-type="string" calcext:value-type="string">
            <text:p>C30C</text:p>
          </table:table-cell>
          <table:table-cell office:value-type="float" office:value="1027.53" calcext:value-type="float">
            <text:p>1027.53</text:p>
          </table:table-cell>
          <table:table-cell office:value-type="float" office:value="51.6576" calcext:value-type="float">
            <text:p>51.6576</text:p>
          </table:table-cell>
          <table:table-cell office:value-type="float" office:value="755.64" calcext:value-type="float">
            <text:p>755.64</text:p>
          </table:table-cell>
          <table:table-cell office:value-type="float" office:value="2.2402" calcext:value-type="float">
            <text:p>2.2402</text:p>
          </table:table-cell>
          <table:table-cell office:value-type="float" office:value="51.1317" calcext:value-type="float">
            <text:p>51.1317</text:p>
          </table:table-cell>
          <table:table-cell office:value-type="float" office:value="2.46156" calcext:value-type="float">
            <text:p>2.46156</text:p>
          </table:table-cell>
          <table:table-cell office:value-type="float" office:value="560.700544" calcext:value-type="float">
            <text:p>560.700544</text:p>
          </table:table-cell>
          <table:table-cell office:value-type="float" office:value="1.74486813840161" calcext:value-type="float">
            <text:p>1.7448681384</text:p>
          </table:table-cell>
          <table:table-cell office:value-type="float" office:value="564.093669811745" calcext:value-type="float">
            <text:p>564.0936698117</text:p>
          </table:table-cell>
          <table:table-cell office:value-type="float" office:value="0.601518150855581" calcext:value-type="float">
            <text:p>0.6015181509</text:p>
          </table:table-cell>
          <table:table-cell office:value-type="float" office:value="1.94463165271232" calcext:value-type="float">
            <text:p>1.9446316527</text:p>
          </table:table-cell>
          <table:table-cell table:number-columns-repeated="8"/>
          <table:table-cell table:style-name="ce10"/>
          <table:table-cell table:number-columns-repeated="2"/>
          <table:table-cell office:value-type="float" office:value="90" calcext:value-type="float">
            <text:p>90</text:p>
          </table:table-cell>
          <table:table-cell table:formula="of:=[.T15]" office:value-type="float" office:value="0.15704987144188" calcext:value-type="float">
            <text:p>0.1570498714</text:p>
          </table:table-cell>
          <table:table-cell table:formula="of:=[.U15]" office:value-type="float" office:value="0.0256406101086484" calcext:value-type="float">
            <text:p>0.0256406101</text:p>
          </table:table-cell>
        </table:table-row>
        <table:table-row table:style-name="ro1">
          <table:table-cell office:value-type="string" calcext:value-type="string">
            <text:p>C50C</text:p>
          </table:table-cell>
          <table:table-cell office:value-type="float" office:value="1075.58" calcext:value-type="float">
            <text:p>1075.58</text:p>
          </table:table-cell>
          <table:table-cell office:value-type="float" office:value="69.9092" calcext:value-type="float">
            <text:p>69.9092</text:p>
          </table:table-cell>
          <table:table-cell office:value-type="float" office:value="619.861" calcext:value-type="float">
            <text:p>619.861</text:p>
          </table:table-cell>
          <table:table-cell office:value-type="float" office:value="2.41452" calcext:value-type="float">
            <text:p>2.41452</text:p>
          </table:table-cell>
          <table:table-cell office:value-type="float" office:value="49.4343" calcext:value-type="float">
            <text:p>49.4343</text:p>
          </table:table-cell>
          <table:table-cell office:value-type="float" office:value="3.13655" calcext:value-type="float">
            <text:p>3.13655</text:p>
          </table:table-cell>
          <table:table-cell office:value-type="float" office:value="456.2050256" calcext:value-type="float">
            <text:p>456.2050256</text:p>
          </table:table-cell>
          <table:table-cell office:value-type="float" office:value="1.87395741731209" calcext:value-type="float">
            <text:p>1.8739574173</text:p>
          </table:table-cell>
          <table:table-cell office:value-type="float" office:value="452.566547304072" calcext:value-type="float">
            <text:p>452.5665473041</text:p>
          </table:table-cell>
          <table:table-cell office:value-type="float" office:value="0.803965365447884" calcext:value-type="float">
            <text:p>0.8039653654</text:p>
          </table:table-cell>
          <table:table-cell office:value-type="float" office:value="1.94160137381719" calcext:value-type="float">
            <text:p>1.9416013738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C70C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office:value-type="float" office:value="354.978768" calcext:value-type="float">
            <text:p>354.978768</text:p>
          </table:table-cell>
          <table:table-cell office:value-type="float" office:value="1.92638021773102" calcext:value-type="float">
            <text:p>1.9263802177</text:p>
          </table:table-cell>
          <table:table-cell office:value-type="float" office:value="357.371851889644" calcext:value-type="float">
            <text:p>357.3718518896</text:p>
          </table:table-cell>
          <table:table-cell office:value-type="float" office:value="0.669634129546086" calcext:value-type="float">
            <text:p>0.6696341295</text:p>
          </table:table-cell>
          <table:table-cell office:value-type="float" office:value="1.24226975942612" calcext:value-type="float">
            <text:p>1.2422697594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C90C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office:value-type="float" office:value="292.5780608" calcext:value-type="float">
            <text:p>292.5780608</text:p>
          </table:table-cell>
          <table:table-cell office:value-type="float" office:value="0.919114835630975" calcext:value-type="float">
            <text:p>0.9191148356</text:p>
          </table:table-cell>
          <table:table-cell office:value-type="float" office:value="288.390451832907" calcext:value-type="float">
            <text:p>288.3904518329</text:p>
          </table:table-cell>
          <table:table-cell office:value-type="float" office:value="1.4520622789271" calcext:value-type="float">
            <text:p>1.4520622789</text:p>
          </table:table-cell>
          <table:table-cell office:value-type="float" office:value="4.55613249264795" calcext:value-type="float">
            <text:p>4.5561324926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 table:number-rows-repeated="3">
          <table:table-cell table:number-columns-repeated="20"/>
          <table:table-cell table:style-name="ce10"/>
          <table:table-cell table:number-columns-repeated="5"/>
        </table:table-row>
        <table:table-row table:style-name="ro1">
          <table:table-cell table:number-columns-repeated="8"/>
          <table:table-cell office:value-type="float" office:value="649.1268144" calcext:value-type="float">
            <text:p>649.1268144</text:p>
          </table:table-cell>
          <table:table-cell table:formula="of:=[.I30]/1000" office:value-type="float" office:value="0.6491268144" calcext:value-type="float">
            <text:p>0.6491268144</text:p>
          </table:table-cell>
          <table:table-cell table:number-columns-repeated="10"/>
          <table:table-cell table:style-name="ce10"/>
          <table:table-cell table:number-columns-repeated="5"/>
        </table:table-row>
        <table:table-row table:style-name="ro1">
          <table:table-cell table:number-columns-repeated="8"/>
          <table:table-cell office:value-type="float" office:value="644.8516864" calcext:value-type="float">
            <text:p>644.8516864</text:p>
          </table:table-cell>
          <table:table-cell table:formula="of:=[.I31]/1000" office:value-type="float" office:value="0.6448516864" calcext:value-type="float">
            <text:p>0.6448516864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589.6936848" calcext:value-type="float">
            <text:p>589.6936848</text:p>
          </table:table-cell>
          <table:table-cell table:formula="of:=[.I32]/1000" office:value-type="float" office:value="0.5896936848" calcext:value-type="float">
            <text:p>0.589693684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560.700544" calcext:value-type="float">
            <text:p>560.700544</text:p>
          </table:table-cell>
          <table:table-cell table:formula="of:=[.I33]/1000" office:value-type="float" office:value="0.560700544" calcext:value-type="float">
            <text:p>0.56070054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ituação</text:p>
          </table:table-cell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 (s)</text:p>
          </table:table-cell>
          <table:table-cell office:value-type="string" calcext:value-type="string">
            <text:p>N medido</text:p>
          </table:table-cell>
          <table:table-cell table:style-name="ce4" office:value-type="string" calcext:value-type="string">
            <text:p><text:span text:style-name="T1">σ</text:span> N medido</text:p>
          </table:table-cell>
          <table:table-cell office:value-type="string" calcext:value-type="string">
            <text:p>N10</text:p>
          </table:table-cell>
          <table:table-cell table:style-name="ce4" office:value-type="string" calcext:value-type="string">
            <text:p><text:span text:style-name="T1">σ</text:span> N10</text:p>
          </table:table-cell>
          <table:table-cell/>
          <table:table-cell office:value-type="float" office:value="456.2050256" calcext:value-type="float">
            <text:p>456.2050256</text:p>
          </table:table-cell>
          <table:table-cell table:formula="of:=[.I34]/1000" office:value-type="float" office:value="0.4562050256" calcext:value-type="float">
            <text:p>0.45620502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" calcext:value-type="float" table:number-columns-spanned="1" table:number-rows-spanned="4">
            <text:p>10</text:p>
          </table:table-cell>
          <table:table-cell office:value-type="float" office:value="3325.86" calcext:value-type="float">
            <text:p>3325.86</text:p>
          </table:table-cell>
          <table:table-cell table:style-name="ce3" office:value-type="float" office:value="63.9227" calcext:value-type="float">
            <text:p>63.92</text:p>
          </table:table-cell>
          <table:table-cell table:style-name="ce5" office:value-type="float" office:value="280.74082863189" calcext:value-type="float" table:number-columns-spanned="1" table:number-rows-spanned="4">
            <text:p>280.74</text:p>
          </table:table-cell>
          <table:table-cell table:style-name="ce5" office:value-type="float" office:value="72.0988276507954" calcext:value-type="float" table:number-columns-spanned="1" table:number-rows-spanned="4">
            <text:p>72.10</text:p>
          </table:table-cell>
          <table:table-cell/>
          <table:table-cell office:value-type="float" office:value="354.978768" calcext:value-type="float">
            <text:p>354.978768</text:p>
          </table:table-cell>
          <table:table-cell table:formula="of:=[.I35]/1000" office:value-type="float" office:value="0.354978768" calcext:value-type="float">
            <text:p>0.3549787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0" calcext:value-type="float">
            <text:p>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4867.3" calcext:value-type="float">
            <text:p>4867.3</text:p>
          </table:table-cell>
          <table:table-cell table:style-name="ce3" office:value-type="float" office:value="78.185" calcext:value-type="float">
            <text:p>78.19</text:p>
          </table:table-cell>
          <table:covered-table-cell table:number-columns-repeated="2" table:style-name="ce3"/>
          <table:table-cell/>
          <table:table-cell office:value-type="float" office:value="292.5780608" calcext:value-type="float">
            <text:p>292.5780608</text:p>
          </table:table-cell>
          <table:table-cell table:formula="of:=[.I36]/1000" office:value-type="float" office:value="0.2925780608" calcext:value-type="float">
            <text:p>0.29257806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10" calcext:value-type="float">
            <text:p>1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1567.77" calcext:value-type="float">
            <text:p>1567.77</text:p>
          </table:table-cell>
          <table:table-cell table:style-name="ce3" office:value-type="float" office:value="52.2877" calcext:value-type="float">
            <text:p>52.29</text:p>
          </table:table-cell>
          <table:covered-table-cell table:number-columns-repeated="2" table:style-name="ce3"/>
          <table:table-cell table:number-columns-repeated="19"/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10" calcext:value-type="float">
            <text:p>1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1883.53" calcext:value-type="float">
            <text:p>1883.53</text:p>
          </table:table-cell>
          <table:table-cell table:style-name="ce3" office:value-type="float" office:value="55.2434" calcext:value-type="float">
            <text:p>55.24</text:p>
          </table:table-cell>
          <table:covered-table-cell table:style-name="ce3" office:value-type="float" office:value="280.74082863189" calcext:value-type="float">
            <text:p>280.74</text:p>
          </table:covered-table-cell>
          <table:covered-table-cell table:style-name="ce3" office:value-type="float" office:value="72.0988276507954" calcext:value-type="float">
            <text:p>72.10</text:p>
          </table:covered-table-cell>
          <table:table-cell table:number-columns-repeated="19"/>
        </table:table-row>
        <table:table-row table:style-name="ro1" table:number-rows-repeated="5">
          <table:table-cell table:number-columns-repeated="6"/>
          <table:table-cell table:style-name="ce6"/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2">
          <table:table-cell/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 (s)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<text:span text:style-name="T1">σ</text:span> N</text:p>
          </table:table-cell>
          <table:table-cell office:value-type="string" calcext:value-type="string">
            <text:p>R (s^-1)</text:p>
          </table:table-cell>
          <table:table-cell table:style-name="ce4" office:value-type="string" calcext:value-type="string">
            <text:p><text:span text:style-name="T1">σ</text:span> R (s^-1)</text:p>
          </table:table-cell>
          <table:table-cell office:value-type="string" calcext:value-type="string">
            <text:p>E gama' (MeV)</text:p>
          </table:table-cell>
          <table:table-cell table:style-name="ce4" office:value-type="string" calcext:value-type="string">
            <text:p>σ E gama' (MeV)</text:p>
          </table:table-cell>
          <table:table-cell table:style-name="ce4" office:value-type="string" calcext:value-type="string">
            <text:p>εp</text:p>
          </table:table-cell>
          <table:table-cell table:style-name="ce1" office:value-type="string" calcext:value-type="string">
            <text:p><text:span text:style-name="T1">σ</text:span> εp</text:p>
          </table:table-cell>
          <table:table-cell office:value-type="string" calcext:value-type="string">
            <text:p>Rcorr (s^-1)</text:p>
          </table:table-cell>
          <table:table-cell table:style-name="ce4" office:value-type="string" calcext:value-type="string">
            <text:p><text:span text:style-name="T1">σ</text:span> Rcorr (s^-1)</text:p>
          </table:table-cell>
          <table:table-cell office:value-type="string" calcext:value-type="string">
            <text:p>dσ/dΩi / dσ/dΩ20</text:p>
          </table:table-cell>
          <table:table-cell table:style-name="ce1" office:value-type="string" calcext:value-type="string">
            <text:p>σ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style-name="ce3" office:value-type="float" office:value="280.74082863189" calcext:value-type="float">
            <text:p>280.74</text:p>
          </table:table-cell>
          <table:table-cell table:style-name="ce3" office:value-type="float" office:value="72.0988276507954" calcext:value-type="float">
            <text:p>72.10</text:p>
          </table:table-cell>
          <table:table-cell table:style-name="ce3" office:value-type="float" office:value="28.074082863189" calcext:value-type="float">
            <text:p>28.07</text:p>
          </table:table-cell>
          <table:table-cell table:style-name="ce3" office:value-type="float" office:value="7.20988276507954" calcext:value-type="float">
            <text:p>7.21</text:p>
          </table:table-cell>
          <table:table-cell table:style-name="ce7" office:value-type="float" office:value="0.6470388896" calcext:value-type="float">
            <text:p>0.64704</text:p>
          </table:table-cell>
          <table:table-cell table:style-name="ce7" office:value-type="float" office:value="0.0007117516265" calcext:value-type="float">
            <text:p>0.00071</text:p>
          </table:table-cell>
          <table:table-cell table:style-name="ce9" office:value-type="float" office:value="0.254621992674106" calcext:value-type="float">
            <text:p>0.255</text:p>
          </table:table-cell>
          <table:table-cell table:style-name="ce9" office:value-type="float" office:value="0.0254621992674106" calcext:value-type="float">
            <text:p>0.025</text:p>
          </table:table-cell>
          <table:table-cell table:style-name="ce3" office:value-type="float" office:value="110.257886871231" calcext:value-type="float">
            <text:p>110.26</text:p>
          </table:table-cell>
          <table:table-cell table:style-name="ce3" office:value-type="float" office:value="30.3869264684647" calcext:value-type="float">
            <text:p>30.39</text:p>
          </table:table-cell>
          <table:table-cell table:style-name="ce3" office:value-type="float" office:value="3.58104941879734" calcext:value-type="float">
            <text:p>3.58</text:p>
          </table:table-cell>
          <table:table-cell table:style-name="ce3" office:value-type="float" office:value="1.05870979128129" calcext:value-type="float">
            <text:p>1.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table:style-name="ce3" office:value-type="float" office:value="2089.07" calcext:value-type="float">
            <text:p>2089.07</text:p>
          </table:table-cell>
          <table:table-cell table:style-name="ce3" office:value-type="float" office:value="79.5429" calcext:value-type="float">
            <text:p>79.54</text:p>
          </table:table-cell>
          <table:table-cell table:style-name="ce3" office:value-type="float" office:value="8.70445833333333" calcext:value-type="float">
            <text:p>8.70</text:p>
          </table:table-cell>
          <table:table-cell table:style-name="ce3" office:value-type="float" office:value="0.33142875" calcext:value-type="float">
            <text:p>0.33</text:p>
          </table:table-cell>
          <table:table-cell table:style-name="ce8" office:value-type="float" office:value="0.5901885376" calcext:value-type="float">
            <text:p>0.5902</text:p>
          </table:table-cell>
          <table:table-cell table:style-name="ce8" office:value-type="float" office:value="0.00164024348542152" calcext:value-type="float">
            <text:p>0.0016</text:p>
          </table:table-cell>
          <table:table-cell table:style-name="ce9" office:value-type="float" office:value="0.282710800470295" calcext:value-type="float">
            <text:p>0.283</text:p>
          </table:table-cell>
          <table:table-cell table:style-name="ce9" office:value-type="float" office:value="0.0282710800470295" calcext:value-type="float">
            <text:p>0.028</text:p>
          </table:table-cell>
          <table:table-cell table:style-name="ce3" office:value-type="float" office:value="30.7892670490596" calcext:value-type="float">
            <text:p>30.79</text:p>
          </table:table-cell>
          <table:table-cell table:style-name="ce3" office:value-type="float" office:value="3.29456127443504" calcext:value-type="float">
            <text:p>3.2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51325889926227" calcext:value-type="float">
            <text:p>0.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934.004" calcext:value-type="float">
            <text:p>934.00</text:p>
          </table:table-cell>
          <table:table-cell table:style-name="ce3" office:value-type="float" office:value="50.798" calcext:value-type="float">
            <text:p>50.80</text:p>
          </table:table-cell>
          <table:table-cell table:style-name="ce3" office:value-type="float" office:value="5.18891111111111" calcext:value-type="float">
            <text:p>5.19</text:p>
          </table:table-cell>
          <table:table-cell table:style-name="ce3" office:value-type="float" office:value="0.282211111111111" calcext:value-type="float">
            <text:p>0.28</text:p>
          </table:table-cell>
          <table:table-cell table:style-name="ce8" office:value-type="float" office:value="0.5601556672" calcext:value-type="float">
            <text:p>0.5602</text:p>
          </table:table-cell>
          <table:table-cell table:style-name="ce8" office:value-type="float" office:value="0.00178758709825824" calcext:value-type="float">
            <text:p>0.0018</text:p>
          </table:table-cell>
          <table:table-cell table:style-name="ce9" office:value-type="float" office:value="0.300021125426074" calcext:value-type="float">
            <text:p>0.300</text:p>
          </table:table-cell>
          <table:table-cell table:style-name="ce9" office:value-type="float" office:value="0.0300021125426074" calcext:value-type="float">
            <text:p>0.030</text:p>
          </table:table-cell>
          <table:table-cell table:style-name="ce3" office:value-type="float" office:value="17.2951524788199" calcext:value-type="float">
            <text:p>17.30</text:p>
          </table:table-cell>
          <table:table-cell table:style-name="ce3" office:value-type="float" office:value="1.96876149768" calcext:value-type="float">
            <text:p>1.97</text:p>
          </table:table-cell>
          <table:table-cell table:style-name="ce9" office:value-type="float" office:value="0.561726670896771" calcext:value-type="float">
            <text:p>0.562</text:p>
          </table:table-cell>
          <table:table-cell table:style-name="ce9" office:value-type="float" office:value="0.0877584375885429" calcext:value-type="float">
            <text:p>0.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style-name="ce3" office:value-type="float" office:value="857.368" calcext:value-type="float">
            <text:p>857.37</text:p>
          </table:table-cell>
          <table:table-cell table:style-name="ce3" office:value-type="float" office:value="52.2075" calcext:value-type="float">
            <text:p>52.21</text:p>
          </table:table-cell>
          <table:table-cell table:style-name="ce3" office:value-type="float" office:value="2.85789333333333" calcext:value-type="float">
            <text:p>2.86</text:p>
          </table:table-cell>
          <table:table-cell table:style-name="ce3" office:value-type="float" office:value="0.174025" calcext:value-type="float">
            <text:p>0.17</text:p>
          </table:table-cell>
          <table:table-cell table:style-name="ce8" office:value-type="float" office:value="0.4556262864" calcext:value-type="float">
            <text:p>0.4556</text:p>
          </table:table-cell>
          <table:table-cell table:style-name="ce8" office:value-type="float" office:value="0.00191164506810349" calcext:value-type="float">
            <text:p>0.0019</text:p>
          </table:table-cell>
          <table:table-cell table:style-name="ce9" office:value-type="float" office:value="0.379506858532462" calcext:value-type="float">
            <text:p>0.380</text:p>
          </table:table-cell>
          <table:table-cell table:style-name="ce9" office:value-type="float" office:value="0.0379506858532462" calcext:value-type="float">
            <text:p>0.038</text:p>
          </table:table-cell>
          <table:table-cell table:style-name="ce3" office:value-type="float" office:value="7.53054462410691" calcext:value-type="float">
            <text:p>7.53</text:p>
          </table:table-cell>
          <table:table-cell table:style-name="ce3" office:value-type="float" office:value="0.881682637462597" calcext:value-type="float">
            <text:p>0.88</text:p>
          </table:table-cell>
          <table:table-cell table:style-name="ce9" office:value-type="float" office:value="0.244583432665277" calcext:value-type="float">
            <text:p>0.245</text:p>
          </table:table-cell>
          <table:table-cell table:style-name="ce9" office:value-type="float" office:value="0.038793808524054" calcext:value-type="float">
            <text:p>0.0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table:style-name="ce3" office:value-type="float" office:value="958.515" calcext:value-type="float">
            <text:p>958.52</text:p>
          </table:table-cell>
          <table:table-cell table:style-name="ce3" office:value-type="float" office:value="85.354" calcext:value-type="float">
            <text:p>85.35</text:p>
          </table:table-cell>
          <table:table-cell table:style-name="ce3" office:value-type="float" office:value="1.77502777777778" calcext:value-type="float">
            <text:p>1.78</text:p>
          </table:table-cell>
          <table:table-cell table:style-name="ce3" office:value-type="float" office:value="0.158062962962963" calcext:value-type="float">
            <text:p>0.16</text:p>
          </table:table-cell>
          <table:table-cell table:style-name="ce8" office:value-type="float" office:value="0.354978768" calcext:value-type="float">
            <text:p>0.3550</text:p>
          </table:table-cell>
          <table:table-cell table:style-name="ce8" office:value-type="float" office:value="0.00192638021773102" calcext:value-type="float">
            <text:p>0.0019</text:p>
          </table:table-cell>
          <table:table-cell table:style-name="ce9" office:value-type="float" office:value="0.504165468647245" calcext:value-type="float">
            <text:p>0.504</text:p>
          </table:table-cell>
          <table:table-cell table:style-name="ce9" office:value-type="float" office:value="0.0504165468647245" calcext:value-type="float">
            <text:p>0.050</text:p>
          </table:table-cell>
          <table:table-cell table:style-name="ce3" office:value-type="float" office:value="3.52072461951917" calcext:value-type="float">
            <text:p>3.52</text:p>
          </table:table-cell>
          <table:table-cell table:style-name="ce3" office:value-type="float" office:value="0.471429829616429" calcext:value-type="float">
            <text:p>0.47</text:p>
          </table:table-cell>
          <table:table-cell table:style-name="ce9" office:value-type="float" office:value="0.11434908839854" calcext:value-type="float">
            <text:p>0.114</text:p>
          </table:table-cell>
          <table:table-cell table:style-name="ce9" office:value-type="float" office:value="0.0195998933515572" calcext:value-type="float">
            <text:p>0.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1879.31" calcext:value-type="float">
            <text:p>1879.31</text:p>
          </table:table-cell>
          <table:table-cell table:style-name="ce3" office:value-type="float" office:value="120.741" calcext:value-type="float">
            <text:p>120.74</text:p>
          </table:table-cell>
          <table:table-cell table:style-name="ce3" office:value-type="float" office:value="1.87931" calcext:value-type="float">
            <text:p>1.88</text:p>
          </table:table-cell>
          <table:table-cell table:style-name="ce3" office:value-type="float" office:value="0.120741" calcext:value-type="float">
            <text:p>0.12</text:p>
          </table:table-cell>
          <table:table-cell table:style-name="ce7" office:value-type="float" office:value="0.2925780608" calcext:value-type="float">
            <text:p>0.29258</text:p>
          </table:table-cell>
          <table:table-cell table:style-name="ce7" office:value-type="float" office:value="0.000919114835630975" calcext:value-type="float">
            <text:p>0.00092</text:p>
          </table:table-cell>
          <table:table-cell table:style-name="ce9" office:value-type="float" office:value="0.628217756774341" calcext:value-type="float">
            <text:p>0.628</text:p>
          </table:table-cell>
          <table:table-cell table:style-name="ce9" office:value-type="float" office:value="0.0628217756774341" calcext:value-type="float">
            <text:p>0.063</text:p>
          </table:table-cell>
          <table:table-cell table:style-name="ce3" office:value-type="float" office:value="2.99149455699811" calcext:value-type="float">
            <text:p>2.99</text:p>
          </table:table-cell>
          <table:table-cell table:style-name="ce3" office:value-type="float" office:value="0.355569593730605" calcext:value-type="float">
            <text:p>0.36</text:p>
          </table:table-cell>
          <table:table-cell table:style-name="ce9" office:value-type="float" office:value="0.0971603043434407" calcext:value-type="float">
            <text:p>0.097</text:p>
          </table:table-cell>
          <table:table-cell table:style-name="ce9" office:value-type="float" office:value="0.0155388173836996" calcext:value-type="float">
            <text:p>0.01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10" number:min-integer-digits="1"/>
    </number:number-style>
    <number:number-style style:name="N137">
      <number:number number:decimal-places="11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3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19" number:min-integer-digits="1"/>
    </number:number-style>
    <number:number-style style:name="N146">
      <number:number number:decimal-places="20" number:min-integer-digits="1"/>
    </number:number-style>
    <number:number-style style:name="N147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6:36:53.320056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23:38:31.543144641</meta:creation-date>
    <dc:date>2015-12-11T18:32:49.511772817</dc:date>
    <meta:editing-duration>PT15H10M38S</meta:editing-duration>
    <meta:editing-cycles>48</meta:editing-cycles>
    <meta:generator>LibreOffice/4.2.8.2$Linux_X86_64 LibreOffice_project/420m0$Build-2</meta:generator>
    <meta:document-statistic meta:table-count="1" meta:cell-count="456" meta:object-count="0"/>
  </office:meta>
</office:document-meta>
</file>